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paragraph-properties fo:text-align="center"/>
      <style:text-properties fo:language="en" fo:country="US"/>
    </style:style>
    <style:style style:name="P23" style:parent-style-name="Normal" style:family="paragraph">
      <style:paragraph-properties fo:text-align="center"/>
      <style:text-properties fo:language="en" fo:country="US"/>
    </style:style>
    <style:style style:name="P24" style:parent-style-name="Normal" style:family="paragraph">
      <style:paragraph-properties fo:text-align="center"/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T30" style:parent-style-name="Tipodeletrapredefinidodoparágrafo" style:family="text">
      <style:text-properties fo:language="en" fo:country="US"/>
    </style:style>
    <style:style style:name="T31" style:parent-style-name="Tipodeletrapredefinidodoparágrafo" style:family="text">
      <style:text-properties fo:language="en" fo:country="US"/>
    </style:style>
    <style:style style:name="T32" style:parent-style-name="Tipodeletrapredefinidodoparágrafo" style:family="text">
      <style:text-properties fo:language="en" fo:country="US"/>
    </style:style>
    <style:style style:name="T33" style:parent-style-name="Tipodeletrapredefinidodoparágrafo" style:family="text">
      <style:text-properties style:text-position="super 63.6%" fo:language="en" fo:country="US"/>
    </style:style>
    <style:style style:name="T34" style:parent-style-name="Tipodeletrapredefinidodoparágrafo" style:family="text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Tipodeletrapredefinidodoparágrafo" style:family="text">
      <style:text-properties fo:language="en" fo:country="US"/>
    </style:style>
    <style:style style:name="T37" style:parent-style-name="Tipodeletrapredefinidodoparágrafo" style:family="text">
      <style:text-properties fo:language="en" fo:country="US"/>
    </style:style>
    <style:style style:name="T38" style:parent-style-name="Tipodeletrapredefinidodoparágrafo" style:family="text">
      <style:text-properties style:text-position="super 63.6%" fo:language="en" fo:country="US"/>
    </style:style>
    <style:style style:name="T39" style:parent-style-name="Tipodeletrapredefinidodoparágrafo" style:family="text">
      <style:text-properties fo:language="en" fo:country="US"/>
    </style:style>
    <style:style style:name="T40" style:parent-style-name="Tipodeletrapredefinidodoparágrafo" style:family="text">
      <style:text-properties fo:language="en" fo:country="US"/>
    </style:style>
    <style:style style:name="T41" style:parent-style-name="Tipodeletrapredefinidodoparágrafo" style:family="text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T44" style:parent-style-name="Tipodeletrapredefinidodoparágrafo" style:family="text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paragraph-properties fo:text-align="center"/>
      <style:text-properties fo:language="en" fo:country="US"/>
    </style:style>
    <style:style style:name="P48" style:parent-style-name="Normal" style:family="paragraph">
      <style:paragraph-properties fo:text-align="center"/>
      <style:text-properties fo:language="en" fo:country="US"/>
    </style:style>
    <style:style style:name="P49" style:parent-style-name="Normal" style:family="paragraph">
      <style:paragraph-properties fo:text-align="center"/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T59" style:parent-style-name="Tipodeletrapredefinidodoparágrafo" style:family="text">
      <style:text-properties fo:language="en" fo:country="US"/>
    </style:style>
    <style:style style:name="T60" style:parent-style-name="Tipodeletrapredefinidodoparágrafo" style:family="text">
      <style:text-properties fo:language="en" fo:country="US"/>
    </style:style>
    <style:style style:name="T61" style:parent-style-name="Tipodeletrapredefinidodoparágrafo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6 - Efetuar os seguintes exercícios do Addressing Subnet Work book: Pág. 5, 6, 7, 13 e 16</text:p>
      <text:p text:style-name="P2">Pág. 5</text:p>
      <text:p text:style-name="P3">177.100.18.4:<text:s/><text:tab/><text:tab/><text:tab/>255.255.0.0</text:p>
      <text:p text:style-name="P4">119.18.45.0:<text:tab/><text:tab/><text:tab/>255.0.0.0</text:p>
      <text:p text:style-name="P5">191.249.234.191:<text:s/><text:tab/><text:tab/>255.255.0.0</text:p>
      <text:p text:style-name="P6">223.23.223.109<text:s/><text:tab/><text:tab/>255.255.255.0</text:p>
      <text:p text:style-name="P7">10.10.250.1<text:s/><text:tab/><text:tab/><text:tab/>255.0.0.0</text:p>
      <text:p text:style-name="P8">126.123.23.1<text:s/><text:tab/><text:tab/><text:tab/>255.0.0.0</text:p>
      <text:p text:style-name="P9">223.69.230.250<text:tab/><text:tab/><text:tab/>255.255.255.0</text:p>
      <text:p text:style-name="P10">192.12.35.105<text:tab/><text:tab/><text:tab/>255.255.255.0</text:p>
      <text:p text:style-name="P11">77.251.200.51<text:tab/><text:tab/><text:tab/>255.0.0.0</text:p>
      <text:p text:style-name="P12">189.210.50.1<text:tab/><text:tab/><text:tab/>255.255.0.0</text:p>
      <text:p text:style-name="P13">88.45.65.35<text:tab/><text:tab/><text:tab/>255.0.0.0</text:p>
      <text:p text:style-name="P14">128.212.250.254<text:tab/><text:tab/>255.255.0.0</text:p>
      <text:p text:style-name="P15">193.100.77.83<text:s/><text:tab/><text:tab/><text:tab/>255.255.255.0</text:p>
      <text:p text:style-name="P16">125.125.250.1<text:tab/><text:tab/><text:tab/>255.0.0.0</text:p>
      <text:p text:style-name="P17">1.1.10.50<text:tab/><text:tab/><text:tab/>255.0.0.0</text:p>
      <text:p text:style-name="P18">220.90.130.45<text:tab/><text:tab/><text:tab/>255.255.255.0</text:p>
      <text:p text:style-name="P19">134.125.34.9<text:tab/><text:tab/><text:tab/>255.255.0.0</text:p>
      <text:p text:style-name="P20">95.250.91.99<text:tab/><text:tab/><text:tab/>255.0.0.0</text:p>
      <text:p text:style-name="P21"/>
      <text:p text:style-name="Normal">Pág. 6 e 7 não tem exercícios</text:p>
      <text:p text:style-name="Normal"/>
      <text:p text:style-name="Normal">Pág. 13:</text:p>
      <text:p text:style-name="P22">Number <text:s/>of <text:s/>needed <text:s/>usable<text:s/>subnets: 126</text:p>
      <text:p text:style-name="P23">Number <text:s/>of <text:s/>needed <text:s/>usable <text:s/>hosts: 131,070</text:p>
      <text:p text:style-name="P24">Network <text:s/>Address: 118.0.0.0</text:p>
      <text:p text:style-name="P25">Address <text:s/>class:<text:s/>Classe A</text:p>
      <text:p text:style-name="P26">Default subnet mask:<text:s/>255.0.0.0</text:p>
      <text:p text:style-name="P27">Custom <text:s/>subnet <text:s/>mask:<text:s/>255.254.0.0</text:p>
      <text:p text:style-name="P28">128+64+32+16+8+4+2=254</text:p>
      <text:soft-page-break/>
      <text:p text:style-name="P29">/8 + <text:s/>7 = /15</text:p>
      <text:p text:style-name="Normal"><text:span text:style-name="T30">Total <text:s/>number <text:s/>of <text:s/>subnets</text:span><text:span text:style-name="T31">:<text:s/></text:span><text:span text:style-name="T32">2</text:span><text:span text:style-name="T33">7</text:span><text:span text:style-name="T34"><text:s/>= 128</text:span></text:p>
      <text:p text:style-name="P35">Number <text:s/>of <text:s/>usable <text:s/>subnets:<text:s/>126</text:p>
      <text:p text:style-name="Normal"><text:span text:style-name="T36">Total <text:s/>number <text:s/>of <text:s/>host <text:s/>addresses:<text:s/></text:span><text:span text:style-name="T37">2</text:span><text:span text:style-name="T38">17</text:span><text:span text:style-name="T39"><text:s/>(</text:span><text:span text:style-name="T40">17<text:s/></text:span><text:span text:style-name="T41">porque conto os 0s à frente) = 131072</text:span></text:p>
      <text:p text:style-name="P42">Number <text:s/>of <text:s/>usable <text:s/>addresses:<text:s/>131070</text:p>
      <text:p text:style-name="P43">Number <text:s/>of <text:s/>bits <text:s/>borrowed: 7<text:s/></text:p>
      <text:p text:style-name="Normal"><text:span text:style-name="T44"><draw:frame draw:style-name="a0" draw:name="Imagem 1" text:anchor-type="as-char" svg:x="0in" svg:y="0in" svg:width="5.90556in" svg:height="1.70208in" style:rel-width="scale" style:rel-height="scale"><draw:image xlink:href="media/image1.tmp" xlink:type="simple" xlink:show="embed" xlink:actuate="onLoad"/><svg:title/><svg:desc>Uma imagem com texto, Tipo de letra, captura de ecrã, escrita à mão

Descrição gerada automaticamente</svg:desc></draw:frame></text:span></text:p>
      <text:p text:style-name="P45"/>
      <text:p text:style-name="P46">Pág. 16:</text:p>
      <text:p text:style-name="P47">Number <text:s/>of <text:s/>needed <text:s/>usable <text:s/>subnets:<text:s/>60</text:p>
      <text:p text:style-name="P48">Number <text:s/>of <text:s/>needed <text:s/>usable <text:s/>hosts:<text:s/>1000</text:p>
      <text:p text:style-name="P49">Network <text:s/>Address:<text:s/>128.77.0.0</text:p>
      <text:p text:style-name="P50">Address <text:s/>class:<text:s/>Classe B</text:p>
      <text:p text:style-name="P51">Default subnet mask:<text:s/>255.255.0.0</text:p>
      <text:p text:style-name="P52">Custom <text:s/>subnet <text:s/>mask:<text:s/>255.255.252.0</text:p>
      <text:p text:style-name="P53">128+64+32+16+8+4=252</text:p>
      <text:p text:style-name="P54">/16+6=22</text:p>
      <text:p text:style-name="P55">Total <text:s/>number <text:s/>of <text:s/>subnets:<text:s/>62</text:p>
      <text:p text:style-name="P56">Number <text:s/>of <text:s/>usable <text:s/>subnets:<text:s/>60</text:p>
      <text:p text:style-name="P57">Total <text:s/>number <text:s/>of <text:s/>host <text:s/>addresses:<text:s/>1002</text:p>
      <text:p text:style-name="P58">Number <text:s/>of <text:s/>usable <text:s/>addresses:<text:s/>1000</text:p>
      <text:p text:style-name="Normal"><text:span text:style-name="T59">Number <text:s/>of <text:s/>bits <text:s/>borrowed</text:span><text:span text:style-name="T60">:<text:s/></text:span><text:span text:style-name="T61">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Teixeira - ALUNO PRT</meta:initial-creator>
    <dc:creator>Ana Teixeira - ALUNO PRT</dc:creator>
    <meta:creation-date>2023-06-16T13:33:00Z</meta:creation-date>
    <dc:date>2023-06-16T14:13:00Z</dc:date>
    <meta:template xlink:href="Normal.dotm" xlink:type="simple"/>
    <meta:editing-cycles>34</meta:editing-cycles>
    <meta:editing-duration>PT2400S</meta:editing-duration>
    <meta:document-statistic meta:page-count="2" meta:paragraph-count="3" meta:word-count="235" meta:character-count="1504" meta:row-count="10" meta:non-whitespace-character-count="1272"/>
  </office:meta>
</office:document-meta>
</file>